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Text_20_body">
      <style:paragraph-properties fo:text-align="center" style:justify-single-word="false"/>
      <style:text-properties fo:font-size="26pt" style:text-underline-style="solid" style:text-underline-width="auto" style:text-underline-color="font-color" fo:font-weight="bold" style:font-size-asian="26pt" style:font-weight-asian="bold" style:font-size-complex="26pt" style:font-weight-complex="bold"/>
    </style:style>
    <style:style style:name="P3" style:family="paragraph" style:parent-style-name="Text_20_body">
      <style:paragraph-properties fo:line-height="150%" fo:text-align="justify" style:justify-single-word="false"/>
    </style:style>
    <style:style style:name="P4" style:family="paragraph" style:parent-style-name="Text_20_body">
      <style:paragraph-properties fo:line-height="150%" fo:text-align="justify" style:justify-single-word="false"/>
      <style:text-properties style:font-name="Times New Roman"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ragraphe justifiant le choix du langage Java par rapport à Kotlin :</text:p>
      <text:p text:style-name="P2"/>
      <text:p text:style-name="P4">Bonjour Francis,</text:p>
      <text:p text:style-name="P4"/>
      <text:p text:style-name="P4"><text:tab/> Comme vous nous l'avez demandé voici le paragraphe qui justifie notre choix :</text:p>
      <text:p text:style-name="P4"/>
      <text:p text:style-name="P4"><text:tab/>Le langage Java à des avantages par rapport à Kotlin : Il existe depuis plus de 20 ans donc il possède une large communauté pour aider en cas de problème et il y a plus d'experts en java qu'en Kotlin notamment dans notre entreprise. C'est un langage qui n'est pas difficile à apprendre, à comprendre, à exécuter, un nombre très important d'application Android ont été codé en Java. Il est open-source et il est régulièrement mis à jour par Oracle Corporation qui continue de l'améliorer. De plus Java est également flexible pour le développement d'application multiplate-formes ( sa gestion pratique de la mémoire permet de rendre son utilisation portable sur une très grande gamme d'appareil) même si dans ce cas ce n'est pas ce qui nous intéresse particulièrement.</text:p>
      <text:p text:style-name="P4"/>
      <text:p text:style-name="P3"><text:tab/>Kotlin quant à lui, même si il a ses avantages (code potentiellement plus court donc plus rapide à écrire, ressemble à Apple Swift...) a quand même ses inconvénients  dont notamment le soucis de trouver des personnes qualifiées dans ce langage ( récent donc petite communauté, nos équipes sont plus spécialisées en Java). Il me semble même que la compilation est parfois plus lente qu'en Java.</text:p>
      <text:p text:style-name="P3"/>
      <text:p text:style-name="P3"><text:tab/>Nous aurions choisi Kotlin si nous avions un personnel qualifié dans ce langage, dans les frameworks et outils qui lui sont associés et si nous avions voulu accélérer la mise sur le marché de l'application. Cependant puisque ce n'est pas le cas nous préférons rester sur du Java pour coder cette application.</text:p>
      <text:p text:style-name="P1"/>
      <text:p text:style-name="P1">Cordialement,</text:p>
      <text:p text:style-name="P1">Cossu Den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nis Cossu</meta:initial-creator>
    <meta:creation-date>2019-06-05T16:29:11</meta:creation-date>
    <meta:generator>OpenOffice/4.1.3$Unix OpenOffice.org_project/413m1$Build-9783</meta:generator>
    <dc:date>2019-06-05T21:31:22</dc:date>
    <dc:creator>Denis Cossu</dc:creator>
    <meta:editing-duration>PT46M26S</meta:editing-duration>
    <meta:editing-cycles>7</meta:editing-cycles>
    <meta:document-statistic meta:table-count="0" meta:image-count="0" meta:object-count="0" meta:page-count="1" meta:paragraph-count="8" meta:word-count="275" meta:character-count="1659"/>
  </office:meta>
</office:document-meta>
</file>